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7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Interaction between those elements is to be avoided at all cost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Very bad interaction between two element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Very bad interaction between two elements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Very bad interaction between two elemen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Bad interaction between two elements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Bad interaction between two elements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ad interaction between two element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Mildly bad interaction between two elements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Mildly bad interaction between two elements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ldly bad interaction between two elements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interaction between two elements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ldly positive interaction between two elements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dly positive interaction between two elements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dly positive interaction between two elements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itive interaction between two elements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itive interaction between two elements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sitive interaction between two elements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rong positive interaction between two elements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ong positive interaction between two elements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ong positive interaction between two elements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datory interaction between two elements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L’interaction de ces éléments doit être absolument évitée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Très mauvaise interaction entre deux éléments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Très mauvaise interaction entre deux éléments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Très mauvaise interaction entre deux éléments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Mauvaise interaction entre deux éléments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Mauvaise interaction entre deux éléments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Mauvaise interaction entre deux éléments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Interaction légèrement mauvaise entre deux élément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nteraction légèrement mauvaise entre deux éléments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nteraction légèrement mauvaise entre deux éléments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 d’interaction connue entre les éléments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action légèrement positive entre deux éléments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eraction légèrement positive entre deux éléments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action légèrement positive entre deux éléments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action positive entre deux éléments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action positive entre deux éléments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action positive entre deux éléments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action très positive entre deux éléments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raction très positive entre deux éléments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eraction très positive entre deux éléments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eraction obligatoire entre deux éléments.</text:p>
          </table:table-cell>
        </table:table-row>
      </table:table>
      <table:named-expressions/>
      <table:database-ranges>
        <table:database-range table:name="__Anonymous_Sheet_DB__0" table:target-range-address="Feuille1.A1:Feuille1.D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2:23:19.261911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3:31:45.788431718</meta:creation-date>
    <meta:generator>LibreOffice/6.0.7.3$Linux_X86_64 LibreOffice_project/00m0$Build-3</meta:generator>
    <dc:date>2020-03-20T12:26:24.415776704</dc:date>
    <meta:editing-duration>PT9M32S</meta:editing-duration>
    <meta:editing-cycles>3</meta:editing-cycles>
    <meta:document-statistic meta:table-count="1" meta:cell-count="172" meta:object-count="0"/>
  </office:meta>
</office:document-meta>
</file>